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3" draw:style-name="a335" draw:master-page-name="Master1-Layout7-blank-Leer" presentation:presentation-page-layout-name="Master1-PPL7" draw:id="Slide-258">
        <draw:custom-shape svg:x="7.39448in" svg:y="1.94536in" svg:width="1.1811in" svg:height="1.1811in" draw:id="id63" draw:style-name="a338" draw:name="Ellipse 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64" draw:style-name="a341" draw:name="Ellipse 4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65" draw:style-name="a344" draw:name="Textfeld 7" svg:x="8.62462in" svg:y="2.21044in" svg:width="0.60183in" svg:height="0.2861in">
          <draw:text-box>
            <text:p text:style-name="a343" text:class-names="" text:cond-style-name=""><text:span text:style-name="a342" text:class-names="">4.7***</text:span></text:p>
          </draw:text-box>
          <svg:title/>
          <svg:desc/>
        </draw:frame>
        <draw:frame draw:id="id66" draw:style-name="a350" draw:name="Textfeld 10" svg:x="8.52236in" svg:y="2.38835in" svg:width="0.94328in" svg:height="0.37025in">
          <draw:text-box>
            <text:p text:style-name="a346" text:class-names="" text:cond-style-name=""><text:span text:style-name="a345" text:class-names="">MEM1***</text:span></text:p>
            <text:p text:style-name="a349" text:class-names="" text:cond-style-name=""><text:span text:style-name="a347" text:class-names="">River km*</text:span><text:span text:style-name="a348" text:class-names=""/></text:p>
          </draw:text-box>
          <svg:title/>
          <svg:desc/>
        </draw:frame>
        <draw:frame draw:id="id67" draw:style-name="a358" draw:name="Textfeld 20" svg:x="7.29126in" svg:y="1.39821in" svg:width="2.17438in" svg:height="0.47122in">
          <draw:text-box>
            <text:p text:style-name="a352" text:class-names="" text:cond-style-name=""><text:span text:style-name="a351" text:class-names="">Turnover</text:span></text:p>
            <text:p text:style-name="a357" text:class-names="" text:cond-style-name=""><text:span text:style-name="a353" text:class-names="">(</text:span><text:span text:style-name="a354" text:class-names="">β</text:span><text:span text:style-name="a355" text:class-names="">SIM</text:span><text:span text:style-name="a356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68" draw:style-name="a361" draw:name="Ellipse 3">
          <svg:title/>
          <svg:desc/>
          <text:p text:style-name="a360" text:class-names="" text:cond-style-name=""><text:span text:style-name="a3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69" draw:style-name="a364" draw:name="Ellipse 4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0" draw:style-name="a373" draw:name="Textfeld 20" svg:x="7.29411in" svg:y="3.88948in" svg:width="2.17438in" svg:height="0.47122in">
          <draw:text-box>
            <text:p text:style-name="a367" text:class-names="" text:cond-style-name=""><text:span text:style-name="a365" text:class-names="">Balanced variation</text:span><text:span text:style-name="a366" text:class-names=""/></text:p>
            <text:p text:style-name="a372" text:class-names="" text:cond-style-name=""><text:span text:style-name="a368" text:class-names="">(</text:span><text:span text:style-name="a369" text:class-names="">β</text:span><text:span text:style-name="a370" text:class-names="">BC BAL</text:span><text:span text:style-name="a371" text:class-names=""><text:s text:c="1"/>= 0.37)</text:span></text:p>
          </draw:text-box>
          <svg:title/>
          <svg:desc/>
        </draw:frame>
        <draw:custom-shape svg:x="7.78462in" svg:y="2.65091in" svg:width="1.1811in" svg:height="1.1811in" draw:id="id71" draw:style-name="a376" draw:name="Ellipse 4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72" draw:style-name="a379" draw:name="Ellipse 4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3" draw:style-name="a383" draw:name="Textfeld 8" svg:x="8.42858in" svg:y="2.80222in" svg:width="0.45081in" svg:height="0.2861in">
          <draw:text-box>
            <text:p text:style-name="a382" text:class-names="" text:cond-style-name=""><text:span text:style-name="a380" text:class-names="">2.6</text:span><text:span text:style-name="a381" text:class-names=""/></text:p>
          </draw:text-box>
          <svg:title/>
          <svg:desc/>
        </draw:frame>
        <draw:frame draw:id="id74" draw:style-name="a387" draw:name="Textfeld 8" svg:x="8.14471in" svg:y="3.19104in" svg:width="0.59101in" svg:height="0.2861in">
          <draw:text-box>
            <text:p text:style-name="a386" text:class-names="" text:cond-style-name=""><text:span text:style-name="a384" text:class-names="">4.1***</text:span><text:span text:style-name="a385" text:class-names=""/></text:p>
          </draw:text-box>
          <svg:title/>
          <svg:desc/>
        </draw:frame>
        <draw:frame draw:id="id75" draw:style-name="a395" draw:name="Textfeld 10" svg:x="7.97843in" svg:y="3.39281in" svg:width="0.7204in" svg:height="0.50488in">
          <draw:text-box>
            <text:p text:style-name="a389" text:class-names="" text:cond-style-name=""><text:span text:style-name="a388" text:class-names="">PC1cY</text:span></text:p>
            <text:p text:style-name="a391" text:class-names="" text:cond-style-name=""><text:span text:style-name="a390" text:class-names="">PC3cY**</text:span></text:p>
            <text:p text:style-name="a394" text:class-names="" text:cond-style-name=""><text:span text:style-name="a392" text:class-names="">plotAge**</text:span><text:span text:style-name="a393" text:class-names=""/></text:p>
          </draw:text-box>
          <svg:title/>
          <svg:desc/>
        </draw:frame>
        <draw:frame draw:id="id76" draw:style-name="a399" draw:name="Textfeld 8" svg:x="8.1816in" svg:y="5.56596in" svg:width="0.55412in" svg:height="0.2861in">
          <draw:text-box>
            <text:p text:style-name="a398" text:class-names="" text:cond-style-name=""><text:span text:style-name="a396" text:class-names="">2.7**</text:span><text:span text:style-name="a397" text:class-names=""/></text:p>
          </draw:text-box>
          <svg:title/>
          <svg:desc/>
        </draw:frame>
        <draw:frame draw:id="id77" draw:style-name="a404" draw:name="Textfeld 10" svg:x="8.10017in" svg:y="5.74577in" svg:width="0.7204in" svg:height="0.37025in">
          <draw:text-box>
            <text:p text:style-name="a401" text:class-names="" text:cond-style-name=""><text:span text:style-name="a400" text:class-names="">PC3cY***</text:span></text:p>
            <text:p text:style-name="a403" text:class-names="" text:cond-style-name=""><text:span text:style-name="a402" text:class-names="">PC1cY</text:span></text:p>
          </draw:text-box>
          <svg:title/>
          <svg:desc/>
        </draw:frame>
        <draw:custom-shape svg:x="9.98615in" svg:y="1.97036in" svg:width="1.1811in" svg:height="1.1811in" draw:id="id78" draw:style-name="a407" draw:name="Ellipse 3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79" draw:style-name="a410" draw:name="Ellipse 4">
          <svg:title/>
          <svg:desc/>
          <text:p text:style-name="a409" text:class-names="" text:cond-style-name=""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0" draw:style-name="a414" draw:name="Textfeld 7" svg:x="11.21629in" svg:y="2.23544in" svg:width="0.60183in" svg:height="0.2861in">
          <draw:text-box>
            <text:p text:style-name="a413" text:class-names="" text:cond-style-name=""><text:span text:style-name="a411" text:class-names="">6.5***</text:span><text:span text:style-name="a412" text:class-names=""/></text:p>
          </draw:text-box>
          <svg:title/>
          <svg:desc/>
        </draw:frame>
        <draw:frame draw:id="id81" draw:style-name="a420" draw:name="Textfeld 10" svg:x="11.11403in" svg:y="2.41335in" svg:width="0.94328in" svg:height="0.37025in">
          <draw:text-box>
            <text:p text:style-name="a416" text:class-names="" text:cond-style-name=""><text:span text:style-name="a415" text:class-names="">Distance river*</text:span></text:p>
            <text:p text:style-name="a419" text:class-names="" text:cond-style-name=""><text:span text:style-name="a417" text:class-names="">Location***</text:span><text:span text:style-name="a418" text:class-names=""/></text:p>
          </draw:text-box>
          <svg:title/>
          <svg:desc/>
        </draw:frame>
        <draw:frame draw:id="id82" draw:style-name="a428" draw:name="Textfeld 20" svg:x="9.88293in" svg:y="1.42321in" svg:width="2.17438in" svg:height="0.47122in">
          <draw:text-box>
            <text:p text:style-name="a422" text:class-names="" text:cond-style-name=""><text:span text:style-name="a421" text:class-names="">Turnover</text:span></text:p>
            <text:p text:style-name="a427" text:class-names="" text:cond-style-name=""><text:span text:style-name="a423" text:class-names="">(</text:span><text:span text:style-name="a424" text:class-names="">β</text:span><text:span text:style-name="a425" text:class-names="">SIM</text:span><text:span text:style-name="a426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83" draw:style-name="a431" draw:name="Ellipse 3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84" draw:style-name="a434" draw:name="Ellipse 4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5" draw:style-name="a443" draw:name="Textfeld 20" svg:x="9.88578in" svg:y="3.91448in" svg:width="2.17438in" svg:height="0.47122in">
          <draw:text-box>
            <text:p text:style-name="a437" text:class-names="" text:cond-style-name=""><text:span text:style-name="a435" text:class-names="">Balanced variation</text:span><text:span text:style-name="a436" text:class-names=""/></text:p>
            <text:p text:style-name="a442" text:class-names="" text:cond-style-name=""><text:span text:style-name="a438" text:class-names="">(</text:span><text:span text:style-name="a439" text:class-names="">β</text:span><text:span text:style-name="a440" text:class-names="">BC BAL</text:span><text:span text:style-name="a441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86" draw:style-name="a446" draw:name="Ellipse 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87" draw:style-name="a449" draw:name="Ellipse 4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8" draw:style-name="a453" draw:name="Textfeld 8" svg:x="10.15611in" svg:y="4.68929in" svg:width="0.73016in" svg:height="0.2861in">
          <draw:text-box>
            <text:p text:style-name="a452" text:class-names="" text:cond-style-name=""><text:span text:style-name="a450" text:class-names="">10.7***</text:span><text:span text:style-name="a451" text:class-names=""/></text:p>
          </draw:text-box>
          <svg:title/>
          <svg:desc/>
        </draw:frame>
        <draw:frame draw:id="id89" draw:style-name="a460" draw:name="Textfeld 10" svg:x="10.12521in" svg:y="4.90688in" svg:width="0.7204in" svg:height="0.50488in">
          <draw:text-box>
            <text:p text:style-name="a455" text:class-names="" text:cond-style-name=""><text:span text:style-name="a454" text:class-names="">PC3soil*</text:span></text:p>
            <text:p text:style-name="a457" text:class-names="" text:cond-style-name=""><text:span text:style-name="a456" text:class-names="">PC2soi**l</text:span></text:p>
            <text:p text:style-name="a459" text:class-names="" text:cond-style-name=""><text:span text:style-name="a458" text:class-names="">PC1soil*</text:span></text:p>
          </draw:text-box>
          <svg:title/>
          <svg:desc/>
        </draw:frame>
        <draw:frame draw:id="id90" draw:style-name="a464" draw:name="Textfeld 8" svg:x="7.54417in" svg:y="4.69835in" svg:width="0.59101in" svg:height="0.2861in">
          <draw:text-box>
            <text:p text:style-name="a463" text:class-names="" text:cond-style-name=""><text:span text:style-name="a461" text:class-names="">4.3***</text:span><text:span text:style-name="a462" text:class-names=""/></text:p>
          </draw:text-box>
          <svg:title/>
          <svg:desc/>
        </draw:frame>
        <draw:frame draw:id="id91" draw:style-name="a468" draw:name="Textfeld 8" svg:x="8.56594in" svg:y="4.6356in" svg:width="0.59101in" svg:height="0.2861in">
          <draw:text-box>
            <text:p text:style-name="a467" text:class-names="" text:cond-style-name=""><text:span text:style-name="a465" text:class-names="">4.8***</text:span><text:span text:style-name="a466" text:class-names=""/></text:p>
          </draw:text-box>
          <svg:title/>
          <svg:desc/>
        </draw:frame>
        <draw:frame draw:id="id92" draw:style-name="a472" draw:name="Textfeld 8" svg:x="8.45866in" svg:y="5.24453in" svg:width="0.45081in" svg:height="0.2861in">
          <draw:text-box>
            <text:p text:style-name="a471" text:class-names="" text:cond-style-name=""><text:span text:style-name="a469" text:class-names="">1.1</text:span><text:span text:style-name="a470" text:class-names=""/></text:p>
          </draw:text-box>
          <svg:title/>
          <svg:desc/>
        </draw:frame>
        <draw:frame draw:id="id93" draw:style-name="a476" draw:name="Textfeld 8" svg:x="8.18859in" svg:y="5.10908in" svg:width="0.45081in" svg:height="0.2861in">
          <draw:text-box>
            <text:p text:style-name="a475" text:class-names="" text:cond-style-name=""><text:span text:style-name="a473" text:class-names="">1.2</text:span><text:span text:style-name="a474" text:class-names=""/></text:p>
          </draw:text-box>
          <svg:title/>
          <svg:desc/>
        </draw:frame>
        <draw:frame draw:id="id94" draw:style-name="a481" draw:name="Textfeld 10" svg:x="7.4415in" svg:y="4.98445in" svg:width="0.7204in" svg:height="0.37025in">
          <draw:text-box>
            <text:p text:style-name="a478" text:class-names="" text:cond-style-name=""><text:span text:style-name="a477" text:class-names="">PC3soil***</text:span></text:p>
            <text:p text:style-name="a480" text:class-names="" text:cond-style-name=""><text:span text:style-name="a479" text:class-names="">PC1soil</text:span></text:p>
          </draw:text-box>
          <svg:title/>
          <svg:desc/>
        </draw:frame>
        <draw:frame draw:id="id95" draw:style-name="a487" draw:name="Textfeld 10" svg:x="8.56594in" svg:y="4.83981in" svg:width="0.94328in" svg:height="0.37025in">
          <draw:text-box>
            <text:p text:style-name="a483" text:class-names="" text:cond-style-name=""><text:span text:style-name="a482" text:class-names="">MEM1***</text:span></text:p>
            <text:p text:style-name="a486" text:class-names="" text:cond-style-name=""><text:span text:style-name="a484" text:class-names="">River km***</text:span><text:span text:style-name="a485" text:class-names=""/></text:p>
          </draw:text-box>
          <svg:title/>
          <svg:desc/>
        </draw:frame>
        <draw:frame draw:id="id96" draw:style-name="a491" draw:name="Textfeld 7" svg:x="10.10999in" svg:y="2.23016in" svg:width="0.76622in" svg:height="0.2861in">
          <draw:text-box>
            <text:p text:style-name="a490" text:class-names="" text:cond-style-name=""><text:span text:style-name="a488" text:class-names="">15.5***</text:span><text:span text:style-name="a489" text:class-names=""/></text:p>
          </draw:text-box>
          <svg:title/>
          <svg:desc/>
        </draw:frame>
        <draw:frame draw:id="id97" draw:style-name="a498" draw:name="Textfeld 10" svg:x="10.043in" svg:y="2.43331in" svg:width="0.94328in" svg:height="0.50488in">
          <draw:text-box>
            <text:p text:style-name="a493" text:class-names="" text:cond-style-name=""><text:span text:style-name="a492" text:class-names="">Exposition***</text:span></text:p>
            <text:p text:style-name="a495" text:class-names="" text:cond-style-name=""><text:span text:style-name="a494" text:class-names="">PC1soil *</text:span></text:p>
            <text:p text:style-name="a497" text:class-names="" text:cond-style-name=""><text:span text:style-name="a496" text:class-names="">PC3soil*</text:span></text:p>
          </draw:text-box>
          <svg:title/>
          <svg:desc/>
        </draw:frame>
        <draw:frame draw:id="id98" draw:style-name="a502" draw:name="Textfeld 8" svg:x="11.264in" svg:y="4.68283in" svg:width="0.55412in" svg:height="0.2861in">
          <draw:text-box>
            <text:p text:style-name="a501" text:class-names="" text:cond-style-name=""><text:span text:style-name="a499" text:class-names="">3.3**</text:span><text:span text:style-name="a500" text:class-names=""/></text:p>
          </draw:text-box>
          <svg:title/>
          <svg:desc/>
        </draw:frame>
        <draw:frame draw:id="id99" draw:style-name="a505" draw:name="Textfeld 10" svg:x="11.23867in" svg:y="4.87826in" svg:width="0.7204in" svg:height="0.23561in">
          <draw:text-box>
            <text:p text:style-name="a504" text:class-names="" text:cond-style-name=""><text:span text:style-name="a503" text:class-names="">MEM2</text:span></text:p>
          </draw:text-box>
          <svg:title/>
          <svg:desc/>
        </draw:frame>
        <draw:custom-shape svg:x="1.19448in" svg:y="1.80786in" svg:width="1.1811in" svg:height="1.1811in" draw:id="id100" draw:style-name="a508" draw:name="Ellipse 3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101" draw:style-name="a511" draw:name="Ellipse 4">
          <svg:title/>
          <svg:desc/>
          <text:p text:style-name="a510" text:class-names="" text:cond-style-name=""><text:span text:style-name="a5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2" draw:style-name="a514" draw:name="Textfeld 7" svg:x="2.42462in" svg:y="2.07294in" svg:width="0.60183in" svg:height="0.2861in">
          <draw:text-box>
            <text:p text:style-name="a513" text:class-names="" text:cond-style-name=""><text:span text:style-name="a512" text:class-names="">3.3***</text:span></text:p>
          </draw:text-box>
          <svg:title/>
          <svg:desc/>
        </draw:frame>
        <draw:frame draw:id="id103" draw:style-name="a518" draw:name="Textfeld 8" svg:x="1.96444in" svg:y="2.17122in" svg:width="0.45081in" svg:height="0.2861in">
          <draw:text-box>
            <text:p text:style-name="a517" text:class-names="" text:cond-style-name=""><text:span text:style-name="a515" text:class-names="">1.4</text:span><text:span text:style-name="a516" text:class-names=""/></text:p>
          </draw:text-box>
          <svg:title/>
          <svg:desc/>
        </draw:frame>
        <draw:frame draw:id="id104" draw:style-name="a524" draw:name="Textfeld 10" svg:x="2.32236in" svg:y="2.25085in" svg:width="0.94328in" svg:height="0.37025in">
          <draw:text-box>
            <text:p text:style-name="a520" text:class-names="" text:cond-style-name=""><text:span text:style-name="a519" text:class-names="">River km***</text:span></text:p>
            <text:p text:style-name="a523" text:class-names="" text:cond-style-name=""><text:span text:style-name="a521" text:class-names="">Distance river*</text:span><text:span text:style-name="a522" text:class-names=""/></text:p>
          </draw:text-box>
          <svg:title/>
          <svg:desc/>
        </draw:frame>
        <draw:frame draw:id="id105" draw:style-name="a532" draw:name="Textfeld 20" svg:x="1.09126in" svg:y="1.26071in" svg:width="2.17438in" svg:height="0.47122in">
          <draw:text-box>
            <text:p text:style-name="a526" text:class-names="" text:cond-style-name=""><text:span text:style-name="a525" text:class-names="">Turnover</text:span></text:p>
            <text:p text:style-name="a531" text:class-names="" text:cond-style-name=""><text:span text:style-name="a527" text:class-names="">(</text:span><text:span text:style-name="a528" text:class-names="">β</text:span><text:span text:style-name="a529" text:class-names="">SIM</text:span><text:span text:style-name="a530" text:class-names=""><text:s text:c="1"/>= 0.27)</text:span></text:p>
          </draw:text-box>
          <svg:title/>
          <svg:desc/>
        </draw:frame>
        <draw:custom-shape svg:x="1.20587in" svg:y="4.2564in" svg:width="1.1811in" svg:height="1.1811in" draw:id="id106" draw:style-name="a535" draw:name="Ellipse 3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107" draw:style-name="a538" draw:name="Ellipse 4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08" draw:style-name="a547" draw:name="Textfeld 20" svg:x="1.09411in" svg:y="3.75198in" svg:width="2.17438in" svg:height="0.47122in">
          <draw:text-box>
            <text:p text:style-name="a541" text:class-names="" text:cond-style-name=""><text:span text:style-name="a539" text:class-names="">Balanced variation</text:span><text:span text:style-name="a540" text:class-names=""/></text:p>
            <text:p text:style-name="a546" text:class-names="" text:cond-style-name=""><text:span text:style-name="a542" text:class-names="">(</text:span><text:span text:style-name="a543" text:class-names="">β</text:span><text:span text:style-name="a544" text:class-names="">BC BAL</text:span><text:span text:style-name="a545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109" draw:style-name="a550" draw:name="Ellipse 4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110" draw:style-name="a553" draw:name="Ellipse 4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1" draw:style-name="a557" draw:name="Textfeld 8" svg:x="2.22858in" svg:y="2.66472in" svg:width="0.45081in" svg:height="0.2861in">
          <draw:text-box>
            <text:p text:style-name="a556" text:class-names="" text:cond-style-name=""><text:span text:style-name="a554" text:class-names="">2.9</text:span><text:span text:style-name="a555" text:class-names=""/></text:p>
          </draw:text-box>
          <svg:title/>
          <svg:desc/>
        </draw:frame>
        <draw:frame draw:id="id112" draw:style-name="a561" draw:name="Textfeld 8" svg:x="1.94471in" svg:y="3.05354in" svg:width="0.55412in" svg:height="0.2861in">
          <draw:text-box>
            <text:p text:style-name="a560" text:class-names="" text:cond-style-name=""><text:span text:style-name="a558" text:class-names="">4.7**</text:span><text:span text:style-name="a559" text:class-names=""/></text:p>
          </draw:text-box>
          <svg:title/>
          <svg:desc/>
        </draw:frame>
        <draw:frame draw:id="id113" draw:style-name="a567" draw:name="Textfeld 10" svg:x="1.77843in" svg:y="3.25531in" svg:width="0.7204in" svg:height="0.37025in">
          <draw:text-box>
            <text:p text:style-name="a563" text:class-names="" text:cond-style-name=""><text:span text:style-name="a562" text:class-names="">PC3cY*</text:span></text:p>
            <text:p text:style-name="a566" text:class-names="" text:cond-style-name=""><text:span text:style-name="a564" text:class-names="">PC1cY*</text:span><text:span text:style-name="a565" text:class-names=""/></text:p>
          </draw:text-box>
          <svg:title/>
          <svg:desc/>
        </draw:frame>
        <draw:frame draw:id="id114" draw:style-name="a571" draw:name="Textfeld 8" svg:x="1.9816in" svg:y="5.42846in" svg:width="0.55412in" svg:height="0.2861in">
          <draw:text-box>
            <text:p text:style-name="a570" text:class-names="" text:cond-style-name=""><text:span text:style-name="a568" text:class-names="">2.0*</text:span><text:span text:style-name="a569" text:class-names=""/></text:p>
          </draw:text-box>
          <svg:title/>
          <svg:desc/>
        </draw:frame>
        <draw:frame draw:id="id115" draw:style-name="a576" draw:name="Textfeld 10" svg:x="1.90017in" svg:y="5.60827in" svg:width="0.7204in" svg:height="0.37025in">
          <draw:text-box>
            <text:p text:style-name="a573" text:class-names="" text:cond-style-name=""><text:span text:style-name="a572" text:class-names="">plotAge***</text:span></text:p>
            <text:p text:style-name="a575" text:class-names="" text:cond-style-name=""><text:span text:style-name="a574" text:class-names="">PC1cY*</text:span></text:p>
          </draw:text-box>
          <svg:title/>
          <svg:desc/>
        </draw:frame>
        <draw:frame draw:id="id116" draw:style-name="a581" draw:name="Textfeld 8" svg:x="1.34634in" svg:y="2.01778in" svg:width="0.83976in" svg:height="0.2861in">
          <draw:text-box>
            <text:p text:style-name="a580" text:class-names="" text:cond-style-name=""><text:span text:style-name="a577" text:class-names="">&lt;0.01</text:span><text:span text:style-name="a578" text:class-names="">*</text:span><text:span text:style-name="a579" text:class-names=""/></text:p>
          </draw:text-box>
          <svg:title/>
          <svg:desc/>
        </draw:frame>
        <draw:frame draw:id="id117" draw:style-name="a584" draw:name="Textfeld 10" svg:x="1.27995in" svg:y="2.28074in" svg:width="0.7204in" svg:height="0.23561in">
          <draw:text-box>
            <text:p text:style-name="a583" text:class-names="" text:cond-style-name=""><text:span text:style-name="a582" text:class-names="">PC1soil</text:span></text:p>
          </draw:text-box>
          <svg:title/>
          <svg:desc/>
        </draw:frame>
        <draw:custom-shape svg:x="4.28401in" svg:y="1.91469in" svg:width="1.1811in" svg:height="1.1811in" draw:id="id118" draw:style-name="a587" draw:name="Ellipse 3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119" draw:style-name="a590" draw:name="Ellipse 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0" draw:style-name="a593" draw:name="Textfeld 7" svg:x="5.51414in" svg:y="2.17977in" svg:width="0.60183in" svg:height="0.2861in">
          <draw:text-box>
            <text:p text:style-name="a592" text:class-names="" text:cond-style-name=""><text:span text:style-name="a591" text:class-names="">4.5***</text:span></text:p>
          </draw:text-box>
          <svg:title/>
          <svg:desc/>
        </draw:frame>
        <draw:frame draw:id="id121" draw:style-name="a601" draw:name="Textfeld 10" svg:x="5.41189in" svg:y="2.35768in" svg:width="0.94328in" svg:height="0.50488in">
          <draw:text-box>
            <text:p text:style-name="a595" text:class-names="" text:cond-style-name=""><text:span text:style-name="a594" text:class-names="">River km**</text:span></text:p>
            <text:p text:style-name="a597" text:class-names="" text:cond-style-name=""><text:span text:style-name="a596" text:class-names="">Distance river*</text:span></text:p>
            <text:p text:style-name="a600" text:class-names="" text:cond-style-name=""><text:span text:style-name="a598" text:class-names="">MEM2**</text:span><text:span text:style-name="a599" text:class-names=""/></text:p>
          </draw:text-box>
          <svg:title/>
          <svg:desc/>
        </draw:frame>
        <draw:frame draw:id="id122" draw:style-name="a609" draw:name="Textfeld 20" svg:x="4.18079in" svg:y="1.36754in" svg:width="2.17438in" svg:height="0.47122in">
          <draw:text-box>
            <text:p text:style-name="a603" text:class-names="" text:cond-style-name=""><text:span text:style-name="a602" text:class-names="">Turnover</text:span></text:p>
            <text:p text:style-name="a608" text:class-names="" text:cond-style-name=""><text:span text:style-name="a604" text:class-names="">(</text:span><text:span text:style-name="a605" text:class-names="">β</text:span><text:span text:style-name="a606" text:class-names="">SIM</text:span><text:span text:style-name="a607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123" draw:style-name="a612" draw:name="Ellipse 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124" draw:style-name="a615" draw:name="Ellipse 4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5" draw:style-name="a624" draw:name="Textfeld 20" svg:x="4.18364in" svg:y="3.85882in" svg:width="2.17438in" svg:height="0.47122in">
          <draw:text-box>
            <text:p text:style-name="a618" text:class-names="" text:cond-style-name=""><text:span text:style-name="a616" text:class-names="">Balanced variation</text:span><text:span text:style-name="a617" text:class-names=""/></text:p>
            <text:p text:style-name="a623" text:class-names="" text:cond-style-name=""><text:span text:style-name="a619" text:class-names="">(</text:span><text:span text:style-name="a620" text:class-names="">β</text:span><text:span text:style-name="a621" text:class-names="">BC BAL</text:span><text:span text:style-name="a622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126" draw:style-name="a627" draw:name="Ellipse 4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127" draw:style-name="a630" draw:name="Ellipse 4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28" draw:style-name="a634" draw:name="Textfeld 8" svg:x="5.3181in" svg:y="2.77155in" svg:width="0.45081in" svg:height="0.2861in">
          <draw:text-box>
            <text:p text:style-name="a633" text:class-names="" text:cond-style-name=""><text:span text:style-name="a631" text:class-names="">4.6</text:span><text:span text:style-name="a632" text:class-names=""/></text:p>
          </draw:text-box>
          <svg:title/>
          <svg:desc/>
        </draw:frame>
        <draw:frame draw:id="id129" draw:style-name="a638" draw:name="Textfeld 8" svg:x="5.03424in" svg:y="3.16037in" svg:width="0.67586in" svg:height="0.2861in">
          <draw:text-box>
            <text:p text:style-name="a637" text:class-names="" text:cond-style-name=""><text:span text:style-name="a635" text:class-names="">1.7***</text:span><text:span text:style-name="a636" text:class-names=""/></text:p>
          </draw:text-box>
          <svg:title/>
          <svg:desc/>
        </draw:frame>
        <draw:frame draw:id="id130" draw:style-name="a646" draw:name="Textfeld 10" svg:x="4.86796in" svg:y="3.36214in" svg:width="0.7204in" svg:height="0.50488in">
          <draw:text-box>
            <text:p text:style-name="a640" text:class-names="" text:cond-style-name=""><text:span text:style-name="a639" text:class-names="">PC1cY*</text:span></text:p>
            <text:p text:style-name="a642" text:class-names="" text:cond-style-name=""><text:span text:style-name="a641" text:class-names="">PC3cY</text:span></text:p>
            <text:p text:style-name="a645" text:class-names="" text:cond-style-name=""><text:span text:style-name="a643" text:class-names="">plotAge*</text:span><text:span text:style-name="a644" text:class-names=""/></text:p>
          </draw:text-box>
          <svg:title/>
          <svg:desc/>
        </draw:frame>
        <draw:frame draw:id="id131" draw:style-name="a650" draw:name="Textfeld 8" svg:x="5.02049in" svg:y="5.51279in" svg:width="0.67586in" svg:height="0.2861in">
          <draw:text-box>
            <text:p text:style-name="a649" text:class-names="" text:cond-style-name=""><text:span text:style-name="a647" text:class-names="">2.7**</text:span><text:span text:style-name="a648" text:class-names=""/></text:p>
          </draw:text-box>
          <svg:title/>
          <svg:desc/>
        </draw:frame>
        <draw:frame draw:id="id132" draw:style-name="a653" draw:name="Textfeld 10" svg:x="4.85421in" svg:y="5.71456in" svg:width="0.7204in" svg:height="0.23561in">
          <draw:text-box>
            <text:p text:style-name="a652" text:class-names="" text:cond-style-name=""><text:span text:style-name="a651" text:class-names="">PC2cY</text:span></text:p>
          </draw:text-box>
          <svg:title/>
          <svg:desc/>
        </draw:frame>
        <draw:frame draw:id="id133" draw:style-name="a657" draw:name="Textfeld 8" svg:x="5.54041in" svg:y="4.59265in" svg:width="0.67586in" svg:height="0.2861in">
          <draw:text-box>
            <text:p text:style-name="a656" text:class-names="" text:cond-style-name=""><text:span text:style-name="a654" text:class-names="">8.4***</text:span><text:span text:style-name="a655" text:class-names=""/></text:p>
          </draw:text-box>
          <svg:title/>
          <svg:desc/>
        </draw:frame>
        <draw:frame draw:id="id134" draw:style-name="a660" draw:name="Textfeld 10" svg:x="5.37413in" svg:y="4.79442in" svg:width="0.7204in" svg:height="0.23561in">
          <draw:text-box>
            <text:p text:style-name="a659" text:class-names="" text:cond-style-name=""><text:span text:style-name="a658" text:class-names="">MEM2</text:span></text:p>
          </draw:text-box>
          <svg:title/>
          <svg:desc/>
        </draw:frame>
        <draw:frame draw:id="id135" draw:style-name="a664" draw:name="Textfeld 8" svg:x="4.55912in" svg:y="4.52693in" svg:width="0.67586in" svg:height="0.2861in">
          <draw:text-box>
            <text:p text:style-name="a663" text:class-names="" text:cond-style-name=""><text:span text:style-name="a661" text:class-names="">4.1*</text:span><text:span text:style-name="a662" text:class-names=""/></text:p>
          </draw:text-box>
          <svg:title/>
          <svg:desc/>
        </draw:frame>
        <draw:frame draw:id="id136" draw:style-name="a667" draw:name="Textfeld 10" svg:x="4.39284in" svg:y="4.7287in" svg:width="0.7204in" svg:height="0.23561in">
          <draw:text-box>
            <text:p text:style-name="a666" text:class-names="" text:cond-style-name=""><text:span text:style-name="a665" text:class-names="">PC1soil</text:span></text:p>
          </draw:text-box>
          <svg:title/>
          <svg:desc/>
        </draw:frame>
        <draw:frame draw:id="id137" draw:style-name="a672" draw:name="Textfeld 45" svg:x="8.16335in" svg:y="0.27295in" svg:width="1.74915in" svg:height="0.40391in">
          <draw:text-box>
            <text:p text:style-name="a671" text:class-names="" text:cond-style-name=""><text:span text:style-name="a668" text:class-names="">2019<text:s text:c="1"/></text:span><text:span text:style-name="a669" text:class-names="">(n = 64)</text:span><text:span text:style-name="a670" text:class-names=""/></text:p>
          </draw:text-box>
          <svg:title/>
          <svg:desc/>
        </draw:frame>
        <draw:frame draw:id="id138" draw:style-name="a675" draw:name="Textfeld 45" svg:x="10.65749in" svg:y="0.29493in" svg:width="1.8824in" svg:height="0.40391in">
          <draw:text-box>
            <text:p text:style-name="a674" text:class-names="" text:cond-style-name=""><text:span text:style-name="a673" text:class-names="">2021 (n = 44)</text:span></text:p>
          </draw:text-box>
          <svg:title/>
          <svg:desc/>
        </draw:frame>
        <draw:frame draw:id="id139" draw:style-name="a678" draw:name="Textfeld 45" svg:x="1.13533in" svg:y="0.2748in" svg:width="1.73584in" svg:height="0.40391in">
          <draw:text-box>
            <text:p text:style-name="a677" text:class-names="" text:cond-style-name=""><text:span text:style-name="a676" text:class-names="">2017 (n = 69)</text:span></text:p>
          </draw:text-box>
          <svg:title/>
          <svg:desc/>
        </draw:frame>
        <draw:frame draw:id="id140" draw:style-name="a681" draw:name="Textfeld 71" svg:x="4.40189in" svg:y="0.3161in" svg:width="1.72131in" svg:height="0.40391in">
          <draw:text-box>
            <text:p text:style-name="a680" text:class-names="" text:cond-style-name=""><text:span text:style-name="a679" text:class-names="">2018 (n = 65)</text:span></text:p>
          </draw:text-box>
          <svg:title/>
          <svg:desc/>
        </draw:frame>
      </draw:page>
      <draw:page draw:name="Slide2" draw:style-name="a682" draw:master-page-name="Master1-Layout7-blank-Leer" presentation:presentation-page-layout-name="Master1-PPL7" draw:id="Slide-257">
        <draw:custom-shape svg:x="7.57592in" svg:y="1.80707in" svg:width="1.1811in" svg:height="1.1811in" draw:id="id141" draw:style-name="a685" draw:name="Ellipse 11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7757in" svg:y="1.80707in" svg:width="1.1811in" svg:height="1.1811in" draw:id="id142" draw:style-name="a688" draw:name="Ellipse 12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3" draw:style-name="a697" draw:name="Textfeld 19" svg:x="7.31837in" svg:y="1.29821in" svg:width="2.39017in" svg:height="0.47122in">
          <draw:text-box>
            <text:p text:style-name="a691" text:class-names="" text:cond-style-name=""><text:span text:style-name="a689" text:class-names="">Nestedness</text:span><text:span text:style-name="a690" text:class-names=""/></text:p>
            <text:p text:style-name="a696" text:class-names="" text:cond-style-name=""><text:span text:style-name="a692" text:class-names="">(</text:span><text:span text:style-name="a693" text:class-names="">β</text:span><text:span text:style-name="a694" text:class-names="">SNE</text:span><text:span text:style-name="a695" text:class-names=""><text:s text:c="1"/>= 0.04)</text:span></text:p>
          </draw:text-box>
          <svg:title/>
          <svg:desc/>
        </draw:frame>
        <draw:custom-shape svg:x="7.53603in" svg:y="4.2898in" svg:width="1.1811in" svg:height="1.1811in" draw:id="id144" draw:style-name="a700" draw:name="Ellipse 11">
          <svg:title/>
          <svg:desc/>
          <text:p text:style-name="a699" text:class-names="" text:cond-style-name=""><text:span text:style-name="a69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1462in" svg:y="4.2898in" svg:width="1.1811in" svg:height="1.1811in" draw:id="id145" draw:style-name="a703" draw:name="Ellipse 12">
          <svg:title/>
          <svg:desc/>
          <text:p text:style-name="a702" text:class-names="" text:cond-style-name=""><text:span text:style-name="a7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6" draw:style-name="a712" draw:name="Textfeld 19" svg:x="7.32122in" svg:y="3.75198in" svg:width="2.39017in" svg:height="0.47122in">
          <draw:text-box>
            <text:p text:style-name="a706" text:class-names="" text:cond-style-name=""><text:span text:style-name="a704" text:class-names="">Abundance gradient</text:span><text:span text:style-name="a705" text:class-names=""/></text:p>
            <text:p text:style-name="a711" text:class-names="" text:cond-style-name=""><text:span text:style-name="a707" text:class-names="">(</text:span><text:span text:style-name="a708" text:class-names="">β</text:span><text:span text:style-name="a709" text:class-names="">BC GRA</text:span><text:span text:style-name="a710" text:class-names=""><text:s text:c="1"/>= 0.02)</text:span></text:p>
          </draw:text-box>
          <svg:title/>
          <svg:desc/>
        </draw:frame>
        <draw:custom-shape svg:x="7.93559in" svg:y="2.5029in" svg:width="1.1811in" svg:height="1.1811in" draw:id="id147" draw:style-name="a715" draw:name="Ellipse 4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92156in" svg:y="4.95705in" svg:width="1.1811in" svg:height="1.1811in" draw:id="id148" draw:style-name="a718" draw:name="Ellipse 4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9" draw:style-name="a723" draw:name="Textfeld 45" svg:x="8.16335in" svg:y="0.27295in" svg:width="1.74915in" svg:height="0.40391in">
          <draw:text-box>
            <text:p text:style-name="a722" text:class-names="" text:cond-style-name=""><text:span text:style-name="a719" text:class-names="">2019<text:s text:c="1"/></text:span><text:span text:style-name="a720" text:class-names="">(n = 64)</text:span><text:span text:style-name="a721" text:class-names=""/></text:p>
          </draw:text-box>
          <svg:title/>
          <svg:desc/>
        </draw:frame>
        <draw:custom-shape svg:x="10.41759in" svg:y="1.80707in" svg:width="1.1811in" svg:height="1.1811in" draw:id="id150" draw:style-name="a726" draw:name="Ellipse 11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1924in" svg:y="1.80707in" svg:width="1.1811in" svg:height="1.1811in" draw:id="id151" draw:style-name="a729" draw:name="Ellipse 12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2" draw:style-name="a738" draw:name="Textfeld 19" svg:x="10.16004in" svg:y="1.26071in" svg:width="2.39017in" svg:height="0.47122in">
          <draw:text-box>
            <text:p text:style-name="a732" text:class-names="" text:cond-style-name=""><text:span text:style-name="a730" text:class-names="">Nestedness</text:span><text:span text:style-name="a731" text:class-names=""/></text:p>
            <text:p text:style-name="a737" text:class-names="" text:cond-style-name=""><text:span text:style-name="a733" text:class-names="">(</text:span><text:span text:style-name="a734" text:class-names="">β</text:span><text:span text:style-name="a735" text:class-names="">SNE</text:span><text:span text:style-name="a736" text:class-names=""><text:s text:c="1"/>= 0.05)</text:span></text:p>
          </draw:text-box>
          <svg:title/>
          <svg:desc/>
        </draw:frame>
        <draw:custom-shape svg:x="10.3777in" svg:y="4.2898in" svg:width="1.1811in" svg:height="1.1811in" draw:id="id153" draw:style-name="a741" draw:name="Ellipse 11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5629in" svg:y="4.2898in" svg:width="1.1811in" svg:height="1.1811in" draw:id="id154" draw:style-name="a744" draw:name="Ellipse 12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5" draw:style-name="a753" draw:name="Textfeld 19" svg:x="10.16289in" svg:y="3.75198in" svg:width="2.39017in" svg:height="0.47122in">
          <draw:text-box>
            <text:p text:style-name="a747" text:class-names="" text:cond-style-name=""><text:span text:style-name="a745" text:class-names="">Abundance gradient</text:span><text:span text:style-name="a746" text:class-names=""/></text:p>
            <text:p text:style-name="a752" text:class-names="" text:cond-style-name=""><text:span text:style-name="a748" text:class-names="">(</text:span><text:span text:style-name="a749" text:class-names="">β</text:span><text:span text:style-name="a750" text:class-names="">BC GRA</text:span><text:span text:style-name="a751" text:class-names=""><text:s text:c="1"/>= 0.02)</text:span></text:p>
          </draw:text-box>
          <svg:title/>
          <svg:desc/>
        </draw:frame>
        <draw:custom-shape svg:x="10.76476in" svg:y="2.5029in" svg:width="1.1811in" svg:height="1.1811in" draw:id="id156" draw:style-name="a756" draw:name="Ellipse 4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6323in" svg:y="4.95705in" svg:width="1.1811in" svg:height="1.1811in" draw:id="id157" draw:style-name="a759" draw:name="Ellipse 4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8" draw:style-name="a762" draw:name="Textfeld 45" svg:x="10.65749in" svg:y="0.29493in" svg:width="1.8824in" svg:height="0.40391in">
          <draw:text-box>
            <text:p text:style-name="a761" text:class-names="" text:cond-style-name=""><text:span text:style-name="a760" text:class-names="">2021 (n = 44)</text:span></text:p>
          </draw:text-box>
          <svg:title/>
          <svg:desc/>
        </draw:frame>
        <draw:custom-shape svg:x="0.98842in" svg:y="1.80707in" svg:width="1.1811in" svg:height="1.1811in" draw:id="id159" draw:style-name="a765" draw:name="Ellipse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69007in" svg:y="1.80707in" svg:width="1.1811in" svg:height="1.1811in" draw:id="id160" draw:style-name="a768" draw:name="Ellipse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1" draw:style-name="a777" draw:name="Textfeld 19" svg:x="0.73087in" svg:y="1.26071in" svg:width="2.39017in" svg:height="0.47122in">
          <draw:text-box>
            <text:p text:style-name="a771" text:class-names="" text:cond-style-name=""><text:span text:style-name="a769" text:class-names="">Nestedness</text:span><text:span text:style-name="a770" text:class-names=""/></text:p>
            <text:p text:style-name="a776" text:class-names="" text:cond-style-name=""><text:span text:style-name="a772" text:class-names="">(</text:span><text:span text:style-name="a773" text:class-names="">β</text:span><text:span text:style-name="a774" text:class-names="">SNE</text:span><text:span text:style-name="a775" text:class-names=""><text:s text:c="1"/>= 0.05)</text:span></text:p>
          </draw:text-box>
          <svg:title/>
          <svg:desc/>
        </draw:frame>
        <draw:custom-shape svg:x="0.94853in" svg:y="4.2898in" svg:width="1.1811in" svg:height="1.1811in" draw:id="id162" draw:style-name="a780" draw:name="Ellipse 11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2712in" svg:y="4.2898in" svg:width="1.1811in" svg:height="1.1811in" draw:id="id163" draw:style-name="a783" draw:name="Ellipse 12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4" draw:style-name="a792" draw:name="Textfeld 19" svg:x="0.73372in" svg:y="3.75198in" svg:width="2.39017in" svg:height="0.47122in">
          <draw:text-box>
            <text:p text:style-name="a786" text:class-names="" text:cond-style-name=""><text:span text:style-name="a784" text:class-names="">Abundance gradient</text:span><text:span text:style-name="a785" text:class-names=""/></text:p>
            <text:p text:style-name="a791" text:class-names="" text:cond-style-name=""><text:span text:style-name="a787" text:class-names="">(</text:span><text:span text:style-name="a788" text:class-names="">β</text:span><text:span text:style-name="a789" text:class-names="">BC GRA</text:span><text:span text:style-name="a790" text:class-names=""><text:s text:c="1"/>= 0.02)</text:span></text:p>
          </draw:text-box>
          <svg:title/>
          <svg:desc/>
        </draw:frame>
        <draw:custom-shape svg:x="1.33559in" svg:y="2.5029in" svg:width="1.1811in" svg:height="1.1811in" draw:id="id165" draw:style-name="a795" draw:name="Ellipse 4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33406in" svg:y="4.95705in" svg:width="1.1811in" svg:height="1.1811in" draw:id="id166" draw:style-name="a798" draw:name="Ellipse 4">
          <svg:title/>
          <svg:desc/>
          <text:p text:style-name="a797" text:class-names="" text:cond-style-name=""><text:span text:style-name="a7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24045in" svg:y="1.9139in" svg:width="1.1811in" svg:height="1.1811in" draw:id="id167" draw:style-name="a801" draw:name="Ellipse 11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421in" svg:y="1.9139in" svg:width="1.1811in" svg:height="1.1811in" draw:id="id168" draw:style-name="a804" draw:name="Ellipse 12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69" draw:style-name="a813" draw:name="Textfeld 19" svg:x="3.98289in" svg:y="1.36754in" svg:width="2.39017in" svg:height="0.47122in">
          <draw:text-box>
            <text:p text:style-name="a807" text:class-names="" text:cond-style-name=""><text:span text:style-name="a805" text:class-names="">Nestedness</text:span><text:span text:style-name="a806" text:class-names=""/></text:p>
            <text:p text:style-name="a812" text:class-names="" text:cond-style-name=""><text:span text:style-name="a808" text:class-names="">(</text:span><text:span text:style-name="a809" text:class-names="">β</text:span><text:span text:style-name="a810" text:class-names="">SNE</text:span><text:span text:style-name="a811" text:class-names=""><text:s text:c="1"/>= 0.05)</text:span></text:p>
          </draw:text-box>
          <svg:title/>
          <svg:desc/>
        </draw:frame>
        <draw:custom-shape svg:x="4.20056in" svg:y="4.39663in" svg:width="1.1811in" svg:height="1.1811in" draw:id="id170" draw:style-name="a816" draw:name="Ellipse 11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97914in" svg:y="4.39663in" svg:width="1.1811in" svg:height="1.1811in" draw:id="id171" draw:style-name="a819" draw:name="Ellipse 12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2" draw:style-name="a828" draw:name="Textfeld 19" svg:x="3.98574in" svg:y="3.85882in" svg:width="2.39017in" svg:height="0.47122in">
          <draw:text-box>
            <text:p text:style-name="a822" text:class-names="" text:cond-style-name=""><text:span text:style-name="a820" text:class-names="">Abundance gradient</text:span><text:span text:style-name="a821" text:class-names=""/></text:p>
            <text:p text:style-name="a827" text:class-names="" text:cond-style-name=""><text:span text:style-name="a823" text:class-names="">(</text:span><text:span text:style-name="a824" text:class-names="">β</text:span><text:span text:style-name="a825" text:class-names="">BC GRA</text:span><text:span text:style-name="a826" text:class-names=""><text:s text:c="1"/>= 0.02)</text:span></text:p>
          </draw:text-box>
          <svg:title/>
          <svg:desc/>
        </draw:frame>
        <draw:custom-shape svg:x="4.58762in" svg:y="2.60973in" svg:width="1.1811in" svg:height="1.1811in" draw:id="id173" draw:style-name="a831" draw:name="Ellipse 4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8608in" svg:y="5.06388in" svg:width="1.1811in" svg:height="1.1811in" draw:id="id174" draw:style-name="a834" draw:name="Ellipse 4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5" draw:style-name="a837" draw:name="Textfeld 45" svg:x="1.13533in" svg:y="0.2748in" svg:width="1.73584in" svg:height="0.40391in">
          <draw:text-box>
            <text:p text:style-name="a836" text:class-names="" text:cond-style-name=""><text:span text:style-name="a835" text:class-names="">2017 (n = 69)</text:span></text:p>
          </draw:text-box>
          <svg:title/>
          <svg:desc/>
        </draw:frame>
        <draw:frame draw:id="id176" draw:style-name="a840" draw:name="Textfeld 71" svg:x="4.40189in" svg:y="0.3161in" svg:width="1.72131in" svg:height="0.40391in">
          <draw:text-box>
            <text:p text:style-name="a839" text:class-names="" text:cond-style-name=""><text:span text:style-name="a838" text:class-names="">2018 (n = 65)</text:span></text:p>
          </draw:text-box>
          <svg:title/>
          <svg:desc/>
        </draw:frame>
      </draw:page>
      <draw:page draw:name="Slide4" draw:style-name="a841" draw:master-page-name="Master1-Layout7-blank-Leer" presentation:presentation-page-layout-name="Master1-PPL7" draw:id="Slide-259">
        <draw:custom-shape svg:x="7.39448in" svg:y="1.94536in" svg:width="1.1811in" svg:height="1.1811in" draw:id="id177" draw:style-name="a844" draw:name="Ellipse 3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816in" svg:y="1.94536in" svg:width="1.1811in" svg:height="1.1811in" draw:id="id178" draw:style-name="a847" draw:name="Ellipse 4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9" draw:style-name="a850" draw:name="Textfeld 7" svg:x="8.62462in" svg:y="2.21044in" svg:width="0.60183in" svg:height="0.2861in">
          <draw:text-box>
            <text:p text:style-name="a849" text:class-names="" text:cond-style-name=""><text:span text:style-name="a848" text:class-names="">4.7***</text:span></text:p>
          </draw:text-box>
          <svg:title/>
          <svg:desc/>
        </draw:frame>
        <draw:frame draw:id="id180" draw:style-name="a856" draw:name="Textfeld 10" svg:x="8.52236in" svg:y="2.38835in" svg:width="0.94328in" svg:height="0.37025in">
          <draw:text-box>
            <text:p text:style-name="a852" text:class-names="" text:cond-style-name=""><text:span text:style-name="a851" text:class-names="">MEM1***</text:span></text:p>
            <text:p text:style-name="a855" text:class-names="" text:cond-style-name=""><text:span text:style-name="a853" text:class-names="">River km*</text:span><text:span text:style-name="a854" text:class-names=""/></text:p>
          </draw:text-box>
          <svg:title/>
          <svg:desc/>
        </draw:frame>
        <draw:frame draw:id="id181" draw:style-name="a864" draw:name="Textfeld 20" svg:x="7.29126in" svg:y="1.39821in" svg:width="2.17438in" svg:height="0.47122in">
          <draw:text-box>
            <text:p text:style-name="a858" text:class-names="" text:cond-style-name=""><text:span text:style-name="a857" text:class-names="">Turnover</text:span></text:p>
            <text:p text:style-name="a863" text:class-names="" text:cond-style-name=""><text:span text:style-name="a859" text:class-names="">(</text:span><text:span text:style-name="a860" text:class-names="">β</text:span><text:span text:style-name="a861" text:class-names="">SIM</text:span><text:span text:style-name="a862" text:class-names=""><text:s text:c="1"/>= 0.28)</text:span></text:p>
          </draw:text-box>
          <svg:title/>
          <svg:desc/>
        </draw:frame>
        <draw:custom-shape svg:x="7.40587in" svg:y="4.3939in" svg:width="1.1811in" svg:height="1.1811in" draw:id="id182" draw:style-name="a867" draw:name="Ellipse 3">
          <svg:title/>
          <svg:desc/>
          <text:p text:style-name="a866" text:class-names="" text:cond-style-name=""><text:span text:style-name="a86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16735in" svg:y="4.39391in" svg:width="1.1811in" svg:height="1.1811in" draw:id="id183" draw:style-name="a870" draw:name="Ellipse 4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4" draw:style-name="a879" draw:name="Textfeld 20" svg:x="7.29411in" svg:y="3.88948in" svg:width="2.17438in" svg:height="0.47122in">
          <draw:text-box>
            <text:p text:style-name="a873" text:class-names="" text:cond-style-name=""><text:span text:style-name="a871" text:class-names="">Balanced variation</text:span><text:span text:style-name="a872" text:class-names=""/></text:p>
            <text:p text:style-name="a878" text:class-names="" text:cond-style-name=""><text:span text:style-name="a874" text:class-names="">(</text:span><text:span text:style-name="a875" text:class-names="">β</text:span><text:span text:style-name="a876" text:class-names="">BC BAL</text:span><text:span text:style-name="a877" text:class-names=""><text:s text:c="1"/>= 0.37)</text:span></text:p>
          </draw:text-box>
          <svg:title/>
          <svg:desc/>
        </draw:frame>
        <draw:custom-shape svg:x="7.78462in" svg:y="2.65091in" svg:width="1.1811in" svg:height="1.1811in" draw:id="id185" draw:style-name="a882" draw:name="Ellipse 4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78962in" svg:y="5.1057in" svg:width="1.1811in" svg:height="1.1811in" draw:id="id186" draw:style-name="a885" draw:name="Ellipse 4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87" draw:style-name="a889" draw:name="Textfeld 8" svg:x="8.42858in" svg:y="2.80222in" svg:width="0.45081in" svg:height="0.2861in">
          <draw:text-box>
            <text:p text:style-name="a888" text:class-names="" text:cond-style-name=""><text:span text:style-name="a886" text:class-names="">2.6</text:span><text:span text:style-name="a887" text:class-names=""/></text:p>
          </draw:text-box>
          <svg:title/>
          <svg:desc/>
        </draw:frame>
        <draw:frame draw:id="id188" draw:style-name="a893" draw:name="Textfeld 8" svg:x="8.14471in" svg:y="3.19104in" svg:width="0.59101in" svg:height="0.2861in">
          <draw:text-box>
            <text:p text:style-name="a892" text:class-names="" text:cond-style-name=""><text:span text:style-name="a890" text:class-names="">4.1***</text:span><text:span text:style-name="a891" text:class-names=""/></text:p>
          </draw:text-box>
          <svg:title/>
          <svg:desc/>
        </draw:frame>
        <draw:frame draw:id="id189" draw:style-name="a901" draw:name="Textfeld 10" svg:x="7.97843in" svg:y="3.39281in" svg:width="0.7204in" svg:height="0.50488in">
          <draw:text-box>
            <text:p text:style-name="a895" text:class-names="" text:cond-style-name=""><text:span text:style-name="a894" text:class-names="">PC1cY</text:span></text:p>
            <text:p text:style-name="a897" text:class-names="" text:cond-style-name=""><text:span text:style-name="a896" text:class-names="">PC3cY**</text:span></text:p>
            <text:p text:style-name="a900" text:class-names="" text:cond-style-name=""><text:span text:style-name="a898" text:class-names="">plotAge**</text:span><text:span text:style-name="a899" text:class-names=""/></text:p>
          </draw:text-box>
          <svg:title/>
          <svg:desc/>
        </draw:frame>
        <draw:frame draw:id="id190" draw:style-name="a905" draw:name="Textfeld 8" svg:x="8.1816in" svg:y="5.56596in" svg:width="0.55412in" svg:height="0.2861in">
          <draw:text-box>
            <text:p text:style-name="a904" text:class-names="" text:cond-style-name=""><text:span text:style-name="a902" text:class-names="">2.7**</text:span><text:span text:style-name="a903" text:class-names=""/></text:p>
          </draw:text-box>
          <svg:title/>
          <svg:desc/>
        </draw:frame>
        <draw:frame draw:id="id191" draw:style-name="a910" draw:name="Textfeld 10" svg:x="8.10017in" svg:y="5.74577in" svg:width="0.7204in" svg:height="0.37025in">
          <draw:text-box>
            <text:p text:style-name="a907" text:class-names="" text:cond-style-name=""><text:span text:style-name="a906" text:class-names="">PC3cY***</text:span></text:p>
            <text:p text:style-name="a909" text:class-names="" text:cond-style-name=""><text:span text:style-name="a908" text:class-names="">PC1cY</text:span></text:p>
          </draw:text-box>
          <svg:title/>
          <svg:desc/>
        </draw:frame>
        <draw:custom-shape svg:x="9.98615in" svg:y="1.97036in" svg:width="1.1811in" svg:height="1.1811in" draw:id="id192" draw:style-name="a913" draw:name="Ellipse 3">
          <svg:title/>
          <svg:desc/>
          <text:p text:style-name="a912" text:class-names="" text:cond-style-name=""><text:span text:style-name="a9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7327in" svg:y="1.97036in" svg:width="1.1811in" svg:height="1.1811in" draw:id="id193" draw:style-name="a916" draw:name="Ellipse 4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4" draw:style-name="a920" draw:name="Textfeld 7" svg:x="11.21629in" svg:y="2.23544in" svg:width="0.60183in" svg:height="0.2861in">
          <draw:text-box>
            <text:p text:style-name="a919" text:class-names="" text:cond-style-name=""><text:span text:style-name="a917" text:class-names="">6.5***</text:span><text:span text:style-name="a918" text:class-names=""/></text:p>
          </draw:text-box>
          <svg:title/>
          <svg:desc/>
        </draw:frame>
        <draw:frame draw:id="id195" draw:style-name="a926" draw:name="Textfeld 10" svg:x="11.11403in" svg:y="2.41335in" svg:width="0.94328in" svg:height="0.37025in">
          <draw:text-box>
            <text:p text:style-name="a922" text:class-names="" text:cond-style-name=""><text:span text:style-name="a921" text:class-names="">Distance river*</text:span></text:p>
            <text:p text:style-name="a925" text:class-names="" text:cond-style-name=""><text:span text:style-name="a923" text:class-names="">Location***</text:span><text:span text:style-name="a924" text:class-names=""/></text:p>
          </draw:text-box>
          <svg:title/>
          <svg:desc/>
        </draw:frame>
        <draw:frame draw:id="id196" draw:style-name="a934" draw:name="Textfeld 20" svg:x="9.88293in" svg:y="1.42321in" svg:width="2.17438in" svg:height="0.47122in">
          <draw:text-box>
            <text:p text:style-name="a928" text:class-names="" text:cond-style-name=""><text:span text:style-name="a927" text:class-names="">Turnover</text:span></text:p>
            <text:p text:style-name="a933" text:class-names="" text:cond-style-name=""><text:span text:style-name="a929" text:class-names="">(</text:span><text:span text:style-name="a930" text:class-names="">β</text:span><text:span text:style-name="a931" text:class-names="">SIM</text:span><text:span text:style-name="a932" text:class-names=""><text:s text:c="1"/>= 0.29)</text:span></text:p>
          </draw:text-box>
          <svg:title/>
          <svg:desc/>
        </draw:frame>
        <draw:custom-shape svg:x="9.99754in" svg:y="4.4189in" svg:width="1.1811in" svg:height="1.1811in" draw:id="id197" draw:style-name="a937" draw:name="Ellipse 3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5902in" svg:y="4.41891in" svg:width="1.1811in" svg:height="1.1811in" draw:id="id198" draw:style-name="a940" draw:name="Ellipse 4">
          <svg:title/>
          <svg:desc/>
          <text:p text:style-name="a939" text:class-names="" text:cond-style-name=""><text:span text:style-name="a9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99" draw:style-name="a949" draw:name="Textfeld 20" svg:x="9.88578in" svg:y="3.91448in" svg:width="2.17438in" svg:height="0.47122in">
          <draw:text-box>
            <text:p text:style-name="a943" text:class-names="" text:cond-style-name=""><text:span text:style-name="a941" text:class-names="">Balanced variation</text:span><text:span text:style-name="a942" text:class-names=""/></text:p>
            <text:p text:style-name="a948" text:class-names="" text:cond-style-name=""><text:span text:style-name="a944" text:class-names="">(</text:span><text:span text:style-name="a945" text:class-names="">β</text:span><text:span text:style-name="a946" text:class-names="">BC BAL</text:span><text:span text:style-name="a947" text:class-names=""><text:s text:c="1"/>= 0.41)</text:span></text:p>
          </draw:text-box>
          <svg:title/>
          <svg:desc/>
        </draw:frame>
        <draw:custom-shape svg:x="10.37629in" svg:y="2.67591in" svg:width="1.1811in" svg:height="1.1811in" draw:id="id200" draw:style-name="a952" draw:name="Ellipse 4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8129in" svg:y="5.1307in" svg:width="1.1811in" svg:height="1.1811in" draw:id="id201" draw:style-name="a955" draw:name="Ellipse 4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02" draw:style-name="a959" draw:name="Textfeld 8" svg:x="10.15611in" svg:y="4.68929in" svg:width="0.73016in" svg:height="0.2861in">
          <draw:text-box>
            <text:p text:style-name="a958" text:class-names="" text:cond-style-name=""><text:span text:style-name="a956" text:class-names="">10.7***</text:span><text:span text:style-name="a957" text:class-names=""/></text:p>
          </draw:text-box>
          <svg:title/>
          <svg:desc/>
        </draw:frame>
        <draw:frame draw:id="id203" draw:style-name="a966" draw:name="Textfeld 10" svg:x="10.12521in" svg:y="4.90688in" svg:width="0.7204in" svg:height="0.50488in">
          <draw:text-box>
            <text:p text:style-name="a961" text:class-names="" text:cond-style-name=""><text:span text:style-name="a960" text:class-names="">PC3soil*</text:span></text:p>
            <text:p text:style-name="a963" text:class-names="" text:cond-style-name=""><text:span text:style-name="a962" text:class-names="">PC2soi**l</text:span></text:p>
            <text:p text:style-name="a965" text:class-names="" text:cond-style-name=""><text:span text:style-name="a964" text:class-names="">PC1soil*</text:span></text:p>
          </draw:text-box>
          <svg:title/>
          <svg:desc/>
        </draw:frame>
        <draw:frame draw:id="id204" draw:style-name="a970" draw:name="Textfeld 8" svg:x="7.54417in" svg:y="4.69835in" svg:width="0.59101in" svg:height="0.2861in">
          <draw:text-box>
            <text:p text:style-name="a969" text:class-names="" text:cond-style-name=""><text:span text:style-name="a967" text:class-names="">4.3***</text:span><text:span text:style-name="a968" text:class-names=""/></text:p>
          </draw:text-box>
          <svg:title/>
          <svg:desc/>
        </draw:frame>
        <draw:frame draw:id="id205" draw:style-name="a974" draw:name="Textfeld 8" svg:x="8.56594in" svg:y="4.6356in" svg:width="0.59101in" svg:height="0.2861in">
          <draw:text-box>
            <text:p text:style-name="a973" text:class-names="" text:cond-style-name=""><text:span text:style-name="a971" text:class-names="">4.8***</text:span><text:span text:style-name="a972" text:class-names=""/></text:p>
          </draw:text-box>
          <svg:title/>
          <svg:desc/>
        </draw:frame>
        <draw:frame draw:id="id206" draw:style-name="a978" draw:name="Textfeld 8" svg:x="8.45866in" svg:y="5.24453in" svg:width="0.45081in" svg:height="0.2861in">
          <draw:text-box>
            <text:p text:style-name="a977" text:class-names="" text:cond-style-name=""><text:span text:style-name="a975" text:class-names="">1.1</text:span><text:span text:style-name="a976" text:class-names=""/></text:p>
          </draw:text-box>
          <svg:title/>
          <svg:desc/>
        </draw:frame>
        <draw:frame draw:id="id207" draw:style-name="a982" draw:name="Textfeld 8" svg:x="8.18859in" svg:y="5.10908in" svg:width="0.45081in" svg:height="0.2861in">
          <draw:text-box>
            <text:p text:style-name="a981" text:class-names="" text:cond-style-name=""><text:span text:style-name="a979" text:class-names="">1.2</text:span><text:span text:style-name="a980" text:class-names=""/></text:p>
          </draw:text-box>
          <svg:title/>
          <svg:desc/>
        </draw:frame>
        <draw:frame draw:id="id208" draw:style-name="a987" draw:name="Textfeld 10" svg:x="7.4415in" svg:y="4.98445in" svg:width="0.7204in" svg:height="0.37025in">
          <draw:text-box>
            <text:p text:style-name="a984" text:class-names="" text:cond-style-name=""><text:span text:style-name="a983" text:class-names="">PC3soil***</text:span></text:p>
            <text:p text:style-name="a986" text:class-names="" text:cond-style-name=""><text:span text:style-name="a985" text:class-names="">PC1soil</text:span></text:p>
          </draw:text-box>
          <svg:title/>
          <svg:desc/>
        </draw:frame>
        <draw:frame draw:id="id209" draw:style-name="a993" draw:name="Textfeld 10" svg:x="8.56594in" svg:y="4.83981in" svg:width="0.94328in" svg:height="0.37025in">
          <draw:text-box>
            <text:p text:style-name="a989" text:class-names="" text:cond-style-name=""><text:span text:style-name="a988" text:class-names="">MEM1***</text:span></text:p>
            <text:p text:style-name="a992" text:class-names="" text:cond-style-name=""><text:span text:style-name="a990" text:class-names="">River km***</text:span><text:span text:style-name="a991" text:class-names=""/></text:p>
          </draw:text-box>
          <svg:title/>
          <svg:desc/>
        </draw:frame>
        <draw:frame draw:id="id210" draw:style-name="a997" draw:name="Textfeld 7" svg:x="10.10999in" svg:y="2.23016in" svg:width="0.76622in" svg:height="0.2861in">
          <draw:text-box>
            <text:p text:style-name="a996" text:class-names="" text:cond-style-name=""><text:span text:style-name="a994" text:class-names="">15.5***</text:span><text:span text:style-name="a995" text:class-names=""/></text:p>
          </draw:text-box>
          <svg:title/>
          <svg:desc/>
        </draw:frame>
        <draw:frame draw:id="id211" draw:style-name="a1004" draw:name="Textfeld 10" svg:x="10.043in" svg:y="2.43331in" svg:width="0.94328in" svg:height="0.50488in">
          <draw:text-box>
            <text:p text:style-name="a999" text:class-names="" text:cond-style-name=""><text:span text:style-name="a998" text:class-names="">Exposition***</text:span></text:p>
            <text:p text:style-name="a1001" text:class-names="" text:cond-style-name=""><text:span text:style-name="a1000" text:class-names="">PC1soil *</text:span></text:p>
            <text:p text:style-name="a1003" text:class-names="" text:cond-style-name=""><text:span text:style-name="a1002" text:class-names="">PC3soil*</text:span></text:p>
          </draw:text-box>
          <svg:title/>
          <svg:desc/>
        </draw:frame>
        <draw:frame draw:id="id212" draw:style-name="a1008" draw:name="Textfeld 8" svg:x="11.264in" svg:y="4.68283in" svg:width="0.55412in" svg:height="0.2861in">
          <draw:text-box>
            <text:p text:style-name="a1007" text:class-names="" text:cond-style-name=""><text:span text:style-name="a1005" text:class-names="">3.3**</text:span><text:span text:style-name="a1006" text:class-names=""/></text:p>
          </draw:text-box>
          <svg:title/>
          <svg:desc/>
        </draw:frame>
        <draw:frame draw:id="id213" draw:style-name="a1011" draw:name="Textfeld 10" svg:x="11.23867in" svg:y="4.87826in" svg:width="0.7204in" svg:height="0.23561in">
          <draw:text-box>
            <text:p text:style-name="a1010" text:class-names="" text:cond-style-name=""><text:span text:style-name="a1009" text:class-names="">MEM2</text:span></text:p>
          </draw:text-box>
          <svg:title/>
          <svg:desc/>
        </draw:frame>
        <draw:custom-shape svg:x="1.19448in" svg:y="1.80786in" svg:width="1.1811in" svg:height="1.1811in" draw:id="id214" draw:style-name="a1014" draw:name="Ellipse 3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816in" svg:y="1.80786in" svg:width="1.1811in" svg:height="1.1811in" draw:id="id215" draw:style-name="a1017" draw:name="Ellipse 4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6" draw:style-name="a1020" draw:name="Textfeld 7" svg:x="2.42462in" svg:y="2.07294in" svg:width="0.60183in" svg:height="0.2861in">
          <draw:text-box>
            <text:p text:style-name="a1019" text:class-names="" text:cond-style-name=""><text:span text:style-name="a1018" text:class-names="">3.3***</text:span></text:p>
          </draw:text-box>
          <svg:title/>
          <svg:desc/>
        </draw:frame>
        <draw:frame draw:id="id217" draw:style-name="a1024" draw:name="Textfeld 8" svg:x="1.96444in" svg:y="2.17122in" svg:width="0.45081in" svg:height="0.2861in">
          <draw:text-box>
            <text:p text:style-name="a1023" text:class-names="" text:cond-style-name=""><text:span text:style-name="a1021" text:class-names="">1.4</text:span><text:span text:style-name="a1022" text:class-names=""/></text:p>
          </draw:text-box>
          <svg:title/>
          <svg:desc/>
        </draw:frame>
        <draw:frame draw:id="id218" draw:style-name="a1030" draw:name="Textfeld 10" svg:x="2.32236in" svg:y="2.25085in" svg:width="0.94328in" svg:height="0.37025in">
          <draw:text-box>
            <text:p text:style-name="a1026" text:class-names="" text:cond-style-name=""><text:span text:style-name="a1025" text:class-names="">River km***</text:span></text:p>
            <text:p text:style-name="a1029" text:class-names="" text:cond-style-name=""><text:span text:style-name="a1027" text:class-names="">Distance river*</text:span><text:span text:style-name="a1028" text:class-names=""/></text:p>
          </draw:text-box>
          <svg:title/>
          <svg:desc/>
        </draw:frame>
        <draw:frame draw:id="id219" draw:style-name="a1038" draw:name="Textfeld 20" svg:x="1.09126in" svg:y="1.26071in" svg:width="2.17438in" svg:height="0.47122in">
          <draw:text-box>
            <text:p text:style-name="a1032" text:class-names="" text:cond-style-name=""><text:span text:style-name="a1031" text:class-names="">Turnover</text:span></text:p>
            <text:p text:style-name="a1037" text:class-names="" text:cond-style-name=""><text:span text:style-name="a1033" text:class-names="">(</text:span><text:span text:style-name="a1034" text:class-names="">β</text:span><text:span text:style-name="a1035" text:class-names="">SIM</text:span><text:span text:style-name="a1036" text:class-names=""><text:s text:c="1"/>= 0.27)</text:span></text:p>
          </draw:text-box>
          <svg:title/>
          <svg:desc/>
        </draw:frame>
        <draw:custom-shape svg:x="1.20587in" svg:y="4.2564in" svg:width="1.1811in" svg:height="1.1811in" draw:id="id220" draw:style-name="a1041" draw:name="Ellipse 3">
          <svg:title/>
          <svg:desc/>
          <text:p text:style-name="a1040" text:class-names="" text:cond-style-name=""><text:span text:style-name="a10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96735in" svg:y="4.25641in" svg:width="1.1811in" svg:height="1.1811in" draw:id="id221" draw:style-name="a1044" draw:name="Ellipse 4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2" draw:style-name="a1053" draw:name="Textfeld 20" svg:x="1.09411in" svg:y="3.75198in" svg:width="2.17438in" svg:height="0.47122in">
          <draw:text-box>
            <text:p text:style-name="a1047" text:class-names="" text:cond-style-name=""><text:span text:style-name="a1045" text:class-names="">Balanced variation</text:span><text:span text:style-name="a1046" text:class-names=""/></text:p>
            <text:p text:style-name="a1052" text:class-names="" text:cond-style-name=""><text:span text:style-name="a1048" text:class-names="">(</text:span><text:span text:style-name="a1049" text:class-names="">β</text:span><text:span text:style-name="a1050" text:class-names="">BC BAL</text:span><text:span text:style-name="a1051" text:class-names=""><text:s text:c="1"/>= 0.39)</text:span></text:p>
          </draw:text-box>
          <svg:title/>
          <svg:desc/>
        </draw:frame>
        <draw:custom-shape svg:x="1.58462in" svg:y="2.51341in" svg:width="1.1811in" svg:height="1.1811in" draw:id="id223" draw:style-name="a1056" draw:name="Ellipse 4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58962in" svg:y="4.9682in" svg:width="1.1811in" svg:height="1.1811in" draw:id="id224" draw:style-name="a1059" draw:name="Ellipse 4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25" draw:style-name="a1063" draw:name="Textfeld 8" svg:x="2.22858in" svg:y="2.66472in" svg:width="0.45081in" svg:height="0.2861in">
          <draw:text-box>
            <text:p text:style-name="a1062" text:class-names="" text:cond-style-name=""><text:span text:style-name="a1060" text:class-names="">2.9</text:span><text:span text:style-name="a1061" text:class-names=""/></text:p>
          </draw:text-box>
          <svg:title/>
          <svg:desc/>
        </draw:frame>
        <draw:frame draw:id="id226" draw:style-name="a1067" draw:name="Textfeld 8" svg:x="1.94471in" svg:y="3.05354in" svg:width="0.55412in" svg:height="0.2861in">
          <draw:text-box>
            <text:p text:style-name="a1066" text:class-names="" text:cond-style-name=""><text:span text:style-name="a1064" text:class-names="">4.7**</text:span><text:span text:style-name="a1065" text:class-names=""/></text:p>
          </draw:text-box>
          <svg:title/>
          <svg:desc/>
        </draw:frame>
        <draw:frame draw:id="id227" draw:style-name="a1073" draw:name="Textfeld 10" svg:x="1.77843in" svg:y="3.25531in" svg:width="0.7204in" svg:height="0.37025in">
          <draw:text-box>
            <text:p text:style-name="a1069" text:class-names="" text:cond-style-name=""><text:span text:style-name="a1068" text:class-names="">PC3cY*</text:span></text:p>
            <text:p text:style-name="a1072" text:class-names="" text:cond-style-name=""><text:span text:style-name="a1070" text:class-names="">PC1cY*</text:span><text:span text:style-name="a1071" text:class-names=""/></text:p>
          </draw:text-box>
          <svg:title/>
          <svg:desc/>
        </draw:frame>
        <draw:frame draw:id="id228" draw:style-name="a1077" draw:name="Textfeld 8" svg:x="1.9816in" svg:y="5.42846in" svg:width="0.55412in" svg:height="0.2861in">
          <draw:text-box>
            <text:p text:style-name="a1076" text:class-names="" text:cond-style-name=""><text:span text:style-name="a1074" text:class-names="">2.0*</text:span><text:span text:style-name="a1075" text:class-names=""/></text:p>
          </draw:text-box>
          <svg:title/>
          <svg:desc/>
        </draw:frame>
        <draw:frame draw:id="id229" draw:style-name="a1082" draw:name="Textfeld 10" svg:x="1.90017in" svg:y="5.60827in" svg:width="0.7204in" svg:height="0.37025in">
          <draw:text-box>
            <text:p text:style-name="a1079" text:class-names="" text:cond-style-name=""><text:span text:style-name="a1078" text:class-names="">plotAge***</text:span></text:p>
            <text:p text:style-name="a1081" text:class-names="" text:cond-style-name=""><text:span text:style-name="a1080" text:class-names="">PC1cY*</text:span></text:p>
          </draw:text-box>
          <svg:title/>
          <svg:desc/>
        </draw:frame>
        <draw:frame draw:id="id230" draw:style-name="a1087" draw:name="Textfeld 8" svg:x="1.34634in" svg:y="2.01778in" svg:width="0.83976in" svg:height="0.2861in">
          <draw:text-box>
            <text:p text:style-name="a1086" text:class-names="" text:cond-style-name=""><text:span text:style-name="a1083" text:class-names="">&lt;0.01</text:span><text:span text:style-name="a1084" text:class-names="">*</text:span><text:span text:style-name="a1085" text:class-names=""/></text:p>
          </draw:text-box>
          <svg:title/>
          <svg:desc/>
        </draw:frame>
        <draw:frame draw:id="id231" draw:style-name="a1090" draw:name="Textfeld 10" svg:x="1.27995in" svg:y="2.28074in" svg:width="0.7204in" svg:height="0.23561in">
          <draw:text-box>
            <text:p text:style-name="a1089" text:class-names="" text:cond-style-name=""><text:span text:style-name="a1088" text:class-names="">PC1soil</text:span></text:p>
          </draw:text-box>
          <svg:title/>
          <svg:desc/>
        </draw:frame>
        <draw:custom-shape svg:x="4.28401in" svg:y="1.91469in" svg:width="1.1811in" svg:height="1.1811in" draw:id="id232" draw:style-name="a1093" draw:name="Ellipse 3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113in" svg:y="1.91469in" svg:width="1.1811in" svg:height="1.1811in" draw:id="id233" draw:style-name="a1096" draw:name="Ellipse 4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4" draw:style-name="a1099" draw:name="Textfeld 7" svg:x="5.51414in" svg:y="2.17977in" svg:width="0.60183in" svg:height="0.2861in">
          <draw:text-box>
            <text:p text:style-name="a1098" text:class-names="" text:cond-style-name=""><text:span text:style-name="a1097" text:class-names="">4.5***</text:span></text:p>
          </draw:text-box>
          <svg:title/>
          <svg:desc/>
        </draw:frame>
        <draw:frame draw:id="id235" draw:style-name="a1107" draw:name="Textfeld 10" svg:x="5.41189in" svg:y="2.35768in" svg:width="0.94328in" svg:height="0.50488in">
          <draw:text-box>
            <text:p text:style-name="a1101" text:class-names="" text:cond-style-name=""><text:span text:style-name="a1100" text:class-names="">River km**</text:span></text:p>
            <text:p text:style-name="a1103" text:class-names="" text:cond-style-name=""><text:span text:style-name="a1102" text:class-names="">Distance river*</text:span></text:p>
            <text:p text:style-name="a1106" text:class-names="" text:cond-style-name=""><text:span text:style-name="a1104" text:class-names="">MEM2**</text:span><text:span text:style-name="a1105" text:class-names=""/></text:p>
          </draw:text-box>
          <svg:title/>
          <svg:desc/>
        </draw:frame>
        <draw:frame draw:id="id236" draw:style-name="a1115" draw:name="Textfeld 20" svg:x="4.18079in" svg:y="1.36754in" svg:width="2.17438in" svg:height="0.47122in">
          <draw:text-box>
            <text:p text:style-name="a1109" text:class-names="" text:cond-style-name=""><text:span text:style-name="a1108" text:class-names="">Turnover</text:span></text:p>
            <text:p text:style-name="a1114" text:class-names="" text:cond-style-name=""><text:span text:style-name="a1110" text:class-names="">(</text:span><text:span text:style-name="a1111" text:class-names="">β</text:span><text:span text:style-name="a1112" text:class-names="">SIM</text:span><text:span text:style-name="a1113" text:class-names=""><text:s text:c="1"/>= 0.27)</text:span></text:p>
          </draw:text-box>
          <svg:title/>
          <svg:desc/>
        </draw:frame>
        <draw:custom-shape svg:x="4.2954in" svg:y="4.36323in" svg:width="1.1811in" svg:height="1.1811in" draw:id="id237" draw:style-name="a1118" draw:name="Ellipse 3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5688in" svg:y="4.36324in" svg:width="1.1811in" svg:height="1.1811in" draw:id="id238" draw:style-name="a1121" draw:name="Ellipse 4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39" draw:style-name="a1130" draw:name="Textfeld 20" svg:x="4.18364in" svg:y="3.85882in" svg:width="2.17438in" svg:height="0.47122in">
          <draw:text-box>
            <text:p text:style-name="a1124" text:class-names="" text:cond-style-name=""><text:span text:style-name="a1122" text:class-names="">Balanced variation</text:span><text:span text:style-name="a1123" text:class-names=""/></text:p>
            <text:p text:style-name="a1129" text:class-names="" text:cond-style-name=""><text:span text:style-name="a1125" text:class-names="">(</text:span><text:span text:style-name="a1126" text:class-names="">β</text:span><text:span text:style-name="a1127" text:class-names="">BC BAL</text:span><text:span text:style-name="a1128" text:class-names=""><text:s text:c="1"/>= 0.38)</text:span></text:p>
          </draw:text-box>
          <svg:title/>
          <svg:desc/>
        </draw:frame>
        <draw:custom-shape svg:x="4.67415in" svg:y="2.62024in" svg:width="1.1811in" svg:height="1.1811in" draw:id="id240" draw:style-name="a1133" draw:name="Ellipse 4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67915in" svg:y="5.07503in" svg:width="1.1811in" svg:height="1.1811in" draw:id="id241" draw:style-name="a1136" draw:name="Ellipse 4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42" draw:style-name="a1140" draw:name="Textfeld 8" svg:x="5.3181in" svg:y="2.77155in" svg:width="0.45081in" svg:height="0.2861in">
          <draw:text-box>
            <text:p text:style-name="a1139" text:class-names="" text:cond-style-name=""><text:span text:style-name="a1137" text:class-names="">4.6</text:span><text:span text:style-name="a1138" text:class-names=""/></text:p>
          </draw:text-box>
          <svg:title/>
          <svg:desc/>
        </draw:frame>
        <draw:frame draw:id="id243" draw:style-name="a1144" draw:name="Textfeld 8" svg:x="5.03424in" svg:y="3.16037in" svg:width="0.67586in" svg:height="0.2861in">
          <draw:text-box>
            <text:p text:style-name="a1143" text:class-names="" text:cond-style-name=""><text:span text:style-name="a1141" text:class-names="">1.7***</text:span><text:span text:style-name="a1142" text:class-names=""/></text:p>
          </draw:text-box>
          <svg:title/>
          <svg:desc/>
        </draw:frame>
        <draw:frame draw:id="id244" draw:style-name="a1152" draw:name="Textfeld 10" svg:x="4.86796in" svg:y="3.36214in" svg:width="0.7204in" svg:height="0.50488in">
          <draw:text-box>
            <text:p text:style-name="a1146" text:class-names="" text:cond-style-name=""><text:span text:style-name="a1145" text:class-names="">PC1cY*</text:span></text:p>
            <text:p text:style-name="a1148" text:class-names="" text:cond-style-name=""><text:span text:style-name="a1147" text:class-names="">PC3cY</text:span></text:p>
            <text:p text:style-name="a1151" text:class-names="" text:cond-style-name=""><text:span text:style-name="a1149" text:class-names="">plotAge*</text:span><text:span text:style-name="a1150" text:class-names=""/></text:p>
          </draw:text-box>
          <svg:title/>
          <svg:desc/>
        </draw:frame>
        <draw:frame draw:id="id245" draw:style-name="a1156" draw:name="Textfeld 8" svg:x="5.02049in" svg:y="5.51279in" svg:width="0.67586in" svg:height="0.2861in">
          <draw:text-box>
            <text:p text:style-name="a1155" text:class-names="" text:cond-style-name=""><text:span text:style-name="a1153" text:class-names="">2.7**</text:span><text:span text:style-name="a1154" text:class-names=""/></text:p>
          </draw:text-box>
          <svg:title/>
          <svg:desc/>
        </draw:frame>
        <draw:frame draw:id="id246" draw:style-name="a1159" draw:name="Textfeld 10" svg:x="4.85421in" svg:y="5.71456in" svg:width="0.7204in" svg:height="0.23561in">
          <draw:text-box>
            <text:p text:style-name="a1158" text:class-names="" text:cond-style-name=""><text:span text:style-name="a1157" text:class-names="">PC2cY</text:span></text:p>
          </draw:text-box>
          <svg:title/>
          <svg:desc/>
        </draw:frame>
        <draw:frame draw:id="id247" draw:style-name="a1163" draw:name="Textfeld 8" svg:x="5.54041in" svg:y="4.59265in" svg:width="0.67586in" svg:height="0.2861in">
          <draw:text-box>
            <text:p text:style-name="a1162" text:class-names="" text:cond-style-name=""><text:span text:style-name="a1160" text:class-names="">8.4***</text:span><text:span text:style-name="a1161" text:class-names=""/></text:p>
          </draw:text-box>
          <svg:title/>
          <svg:desc/>
        </draw:frame>
        <draw:frame draw:id="id248" draw:style-name="a1166" draw:name="Textfeld 10" svg:x="5.37413in" svg:y="4.79442in" svg:width="0.7204in" svg:height="0.23561in">
          <draw:text-box>
            <text:p text:style-name="a1165" text:class-names="" text:cond-style-name=""><text:span text:style-name="a1164" text:class-names="">MEM2</text:span></text:p>
          </draw:text-box>
          <svg:title/>
          <svg:desc/>
        </draw:frame>
        <draw:frame draw:id="id249" draw:style-name="a1170" draw:name="Textfeld 8" svg:x="4.55912in" svg:y="4.52693in" svg:width="0.67586in" svg:height="0.2861in">
          <draw:text-box>
            <text:p text:style-name="a1169" text:class-names="" text:cond-style-name=""><text:span text:style-name="a1167" text:class-names="">4.1*</text:span><text:span text:style-name="a1168" text:class-names=""/></text:p>
          </draw:text-box>
          <svg:title/>
          <svg:desc/>
        </draw:frame>
        <draw:frame draw:id="id250" draw:style-name="a1173" draw:name="Textfeld 10" svg:x="4.39284in" svg:y="4.7287in" svg:width="0.7204in" svg:height="0.23561in">
          <draw:text-box>
            <text:p text:style-name="a1172" text:class-names="" text:cond-style-name=""><text:span text:style-name="a1171" text:class-names="">PC1soil</text:span></text:p>
          </draw:text-box>
          <svg:title/>
          <svg:desc/>
        </draw:frame>
        <draw:frame draw:id="id251" draw:style-name="a1179" draw:name="Textfeld 45" svg:x="8.16335in" svg:y="0.27295in" svg:width="1.74915in" svg:height="0.40391in">
          <draw:text-box>
            <text:p text:style-name="a1178" text:class-names="" text:cond-style-name=""><text:span text:style-name="a1174" text:class-names="">2019<text:s text:c="1"/></text:span><text:span text:style-name="a1175" text:class-names="">(n =<text:s text:c="1"/></text:span><text:span text:style-name="a1176" text:class-names="">41)</text:span><text:span text:style-name="a1177" text:class-names=""/></text:p>
          </draw:text-box>
          <svg:title/>
          <svg:desc/>
        </draw:frame>
        <draw:frame draw:id="id252" draw:style-name="a1185" draw:name="Textfeld 45" svg:x="10.65749in" svg:y="0.29493in" svg:width="1.8824in" svg:height="0.40391in">
          <draw:text-box>
            <text:p text:style-name="a1184" text:class-names="" text:cond-style-name=""><text:span text:style-name="a1180" text:class-names="">2021 (n<text:s text:c="1"/></text:span><text:span text:style-name="a1181" text:class-names="">=<text:s text:c="1"/></text:span><text:span text:style-name="a1182" text:class-names="">41)</text:span><text:span text:style-name="a1183" text:class-names=""/></text:p>
          </draw:text-box>
          <svg:title/>
          <svg:desc/>
        </draw:frame>
        <draw:frame draw:id="id253" draw:style-name="a1190" draw:name="Textfeld 45" svg:x="1.13533in" svg:y="0.2748in" svg:width="1.73584in" svg:height="0.40391in">
          <draw:text-box>
            <text:p text:style-name="a1189" text:class-names="" text:cond-style-name=""><text:span text:style-name="a1186" text:class-names="">2017 (n =<text:s text:c="1"/></text:span><text:span text:style-name="a1187" text:class-names="">41)</text:span><text:span text:style-name="a1188" text:class-names=""/></text:p>
          </draw:text-box>
          <svg:title/>
          <svg:desc/>
        </draw:frame>
        <draw:frame draw:id="id254" draw:style-name="a1195" draw:name="Textfeld 71" svg:x="4.40189in" svg:y="0.3161in" svg:width="1.72131in" svg:height="0.40391in">
          <draw:text-box>
            <text:p text:style-name="a1194" text:class-names="" text:cond-style-name=""><text:span text:style-name="a1191" text:class-names="">2018 (n =<text:s text:c="1"/></text:span><text:span text:style-name="a1192" text:class-names="">41)</text:span><text:span text:style-name="a119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1-11-1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1-11-1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1-11-1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1-11-1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1-11-1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1-11-1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1-11-1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1-11-1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1-11-1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1-11-1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1-11-1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1-11-1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05-06T12:13:58Z</meta:creation-date>
    <dc:date>2021-11-18T08:43:59Z</dc:date>
    <meta:editing-cycles>26</meta:editing-cycles>
    <meta:editing-duration>PT0S</meta:editing-duration>
    <meta:document-statistic meta:paragraph-count="180" meta:word-count="492"/>
  </office:meta>
</office:document-meta>
</file>